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9" calcext:value-type="float">
            <text:p>74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9" calcext:value-type="float">
            <text:p>74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9" calcext:value-type="float">
            <text:p>74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9" calcext:value-type="float">
            <text:p>74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791" calcext:value-type="float">
            <text:p>791</text:p>
          </table:table-cell>
          <table:table-cell table:number-columns-repeated="3"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795" calcext:value-type="float">
            <text:p>795</text:p>
          </table:table-cell>
          <table:table-cell table:number-columns-repeated="3" office:value-type="float" office:value="794" calcext:value-type="float">
            <text:p>794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5" calcext:value-type="float">
            <text:p>79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table:number-columns-repeated="3"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2" calcext:value-type="float">
            <text:p>71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30" calcext:value-type="float">
            <text:p>63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30" calcext:value-type="float">
            <text:p>63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table:number-columns-repeated="2" office:value-type="float" office:value="794" calcext:value-type="float">
            <text:p>794</text:p>
          </table:table-cell>
          <table:table-cell table:number-columns-repeated="2" office:value-type="float" office:value="795" calcext:value-type="float">
            <text:p>795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5" calcext:value-type="float">
            <text:p>79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5" calcext:value-type="float">
            <text:p>795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1" calcext:value-type="float">
            <text:p>75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7351" calcext:value-type="float">
            <text:p>7351</text:p>
          </table:table-cell>
          <table:table-cell office:value-type="float" office:value="7352" calcext:value-type="float">
            <text:p>7352</text:p>
          </table:table-cell>
          <table:table-cell table:number-columns-repeated="2" office:value-type="float" office:value="7353" calcext:value-type="float">
            <text:p>7353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51" calcext:value-type="float">
            <text:p>735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52" calcext:value-type="float">
            <text:p>735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53" calcext:value-type="float">
            <text:p>735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53" calcext:value-type="float">
            <text:p>735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8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51" calcext:value-type="float">
            <text:p>7351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52" calcext:value-type="float">
            <text:p>7352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53" calcext:value-type="float">
            <text:p>7353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53" calcext:value-type="float">
            <text:p>735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6:55:09.405080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07:10:54.386647195</dc:date>
    <meta:editing-duration>PT1H33M59S</meta:editing-duration>
    <meta:editing-cycles>14</meta:editing-cycles>
    <meta:generator>LibreOffice/6.4.7.2$Linux_X86_64 LibreOffice_project/40$Build-2</meta:generator>
    <meta:document-statistic meta:table-count="1" meta:cell-count="380" meta:object-count="0"/>
  </office:meta>
</office:document-meta>
</file>